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3" style:family="paragraph"/>
    <style:style style:name="P8" style:parent-style-name="Standard" style:list-style-name="LFO4" style:family="paragraph"/>
    <style:style style:name="P9" style:parent-style-name="Standard" style:list-style-name="LFO4" style:family="paragraph"/>
    <style:style style:name="P10" style:parent-style-name="Standard" style:list-style-name="LFO5" style:family="paragraph"/>
    <style:style style:name="P11" style:parent-style-name="Standard" style:list-style-name="LFO6" style:family="paragraph"/>
    <style:style style:name="P12" style:parent-style-name="Standard" style:list-style-name="LFO6" style:family="paragraph"/>
    <style:style style:name="P13" style:parent-style-name="Standard" style:list-style-name="LFO6" style:family="paragraph"/>
    <style:style style:name="P14" style:parent-style-name="Standard" style:list-style-name="LFO7" style:family="paragraph"/>
    <style:style style:name="P15" style:parent-style-name="Standard" style:list-style-name="LFO8" style:family="paragraph"/>
  </office:automatic-styles>
  <office:body>
    <office:text text:use-soft-page-breaks="true">
      <text:p text:style-name="P1">Budget</text:p>
      <text:p text:style-name="Standard">Switch</text:p>
      <text:list text:style-name="LFO1" text:continue-numbering="true">
        <text:list-item>
          <text:p text:style-name="P2">16 port 10/100/1000 gigabit<text:tab/><text:tab/>$89.99</text:p>
        </text:list-item>
        <text:list-item>
          <text:p text:style-name="P3">5 port gigabit<text:tab/><text:tab/><text:tab/><text:tab/>$34.99</text:p>
        </text:list-item>
        <text:list-item>
          <text:p text:style-name="P4">8 port gigabit<text:tab/><text:tab/><text:tab/><text:tab/>$49.99</text:p>
        </text:list-item>
      </text:list>
      <text:p text:style-name="Standard"/>
      <text:p text:style-name="Standard">Ethernet cables ( approx. 9 )</text:p>
      <text:list text:style-name="LFO2" text:continue-numbering="true">
        <text:list-item>
          <text:p text:style-name="P5">3'<text:tab/><text:tab/><text:tab/><text:tab/><text:tab/>$ 4.99 each</text:p>
        </text:list-item>
        <text:list-item>
          <text:p text:style-name="P6">1'<text:tab/><text:tab/><text:tab/><text:tab/><text:tab/>$ 2.99 each</text:p>
        </text:list-item>
      </text:list>
      <text:p text:style-name="Standard"/>
      <text:p text:style-name="Standard">USB to USB<text:s/>cables ( maybe 20 )</text:p>
      <text:list text:style-name="LFO3" text:continue-numbering="true">
        <text:list-item>
          <text:p text:style-name="P7">6' up to 5 gbps (Walmart)<text:tab/><text:tab/>$ 5.06 each</text:p>
        </text:list-item>
      </text:list>
      <text:p text:style-name="Standard"/>
      <text:p text:style-name="Standard">USB Hub</text:p>
      <text:list text:style-name="LFO4" text:continue-numbering="true">
        <text:list-item>
          <text:p text:style-name="P8">4 port 2.0 480 mbps<text:tab/><text:tab/><text:tab/>$19.99</text:p>
        </text:list-item>
        <text:list-item>
          <text:p text:style-name="P9">4 port 3.0 up to 5 gbps<text:tab/><text:tab/>$29.99</text:p>
        </text:list-item>
      </text:list>
      <text:p text:style-name="Standard"/>
      <text:p text:style-name="Standard">USB to RJ45</text:p>
      <text:list text:style-name="LFO5" text:continue-numbering="true">
        <text:list-item>
          <text:p text:style-name="P10">USB 3.0<text:tab/><text:tab/><text:tab/><text:tab/>$15.99</text:p>
        </text:list-item>
      </text:list>
      <text:p text:style-name="Standard"/>
      <text:p text:style-name="Standard">Power Strips</text:p>
      <text:list text:style-name="LFO6" text:continue-numbering="true">
        <text:list-item>
          <text:p text:style-name="P11">6 outlet 4'<text:tab/><text:tab/><text:tab/><text:tab/>$ 9.99</text:p>
        </text:list-item>
        <text:list-item>
          <text:p text:style-name="P12">4 outlet 3'<text:tab/><text:tab/><text:tab/><text:tab/>$ 4.99</text:p>
        </text:list-item>
        <text:list-item>
          <text:p text:style-name="P13">6 outlet 6'<text:tab/><text:tab/><text:tab/><text:tab/>$14.99</text:p>
        </text:list-item>
      </text:list>
      <text:p text:style-name="Standard"/>
      <text:p text:style-name="Standard">Memory ( 7<text:s/>needed )</text:p>
      <text:list text:style-name="LFO7" text:continue-numbering="true">
        <text:list-item>
          <text:p text:style-name="P14">16 Gb<text:tab/><text:tab/><text:tab/><text:tab/><text:tab/>$38 each</text:p>
        </text:list-item>
      </text:list>
      <text:p text:style-name="Standard"/>
      <text:p text:style-name="Standard">ODROID Ux4<text:tab/><text:tab/><text:tab/><text:tab/><text:tab/></text:p>
      <text:list text:style-name="LFO8" text:continue-numbering="true">
        <text:list-item>
          <text:p text:style-name="P15">7 more<text:tab/><text:tab/><text:tab/><text:tab/><text:tab/>$76 each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antha</meta:initial-creator>
    <dc:creator>Sorensen, Christine N.</dc:creator>
    <meta:creation-date>2015-12-07T23:19:00Z</meta:creation-date>
    <dc:date>2015-12-07T23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74" meta:character-count="497" meta:row-count="3" meta:non-whitespace-character-count="424"/>
  </office:meta>
</office:document-meta>
</file>